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1.45cm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0.9cm" svg:height="0.9cm" svg:x="7cm" svg:y="4.7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9cm" svg:height="0.9cm" svg:x="9.9cm" svg:y="2.6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cm" svg:height="0.9cm" svg:x="12.7cm" svg:y="4.7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9cm" svg:height="0.9cm" svg:x="9.9cm" svg:y="7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7.45cm" svg:y1="4.7cm" svg:x2="9.9cm" svg:y2="3.05cm" draw:start-shape="id1" draw:start-glue-point="4" draw:end-shape="id2" draw:end-glue-point="6" svg:d="m7450 4700v-501l1949-1149h501" svg:viewBox="0 0 2451 1651">
          <text:p/>
        </draw:connector>
        <draw:connector draw:style-name="gr2" draw:text-style-name="P1" draw:layer="layout" draw:type="lines" svg:x1="10.8cm" svg:y1="3.05cm" svg:x2="13.15cm" svg:y2="4.7cm" draw:start-shape="id2" draw:start-glue-point="10" draw:end-shape="id3" draw:end-glue-point="4" svg:d="m10800 3050h502l1848 1149v501" svg:viewBox="0 0 2351 1651">
          <text:p/>
        </draw:connector>
        <draw:connector draw:style-name="gr2" draw:text-style-name="P1" draw:layer="layout" draw:type="lines" svg:x1="13.15cm" svg:y1="5.6cm" svg:x2="10.8cm" svg:y2="7.45cm" draw:start-shape="id3" draw:start-glue-point="8" draw:end-shape="id4" draw:end-glue-point="10" svg:d="m13150 5600v502l-1848 1348h-502" svg:viewBox="0 0 2351 1851">
          <text:p/>
        </draw:connector>
        <draw:connector draw:style-name="gr2" draw:text-style-name="P1" draw:layer="layout" draw:type="lines" svg:x1="7.45cm" svg:y1="5.6cm" svg:x2="9.9cm" svg:y2="7.45cm" draw:start-shape="id1" draw:start-glue-point="8" draw:end-shape="id4" draw:end-glue-point="6" svg:d="m7450 5600v502l1949 1348h501" svg:viewBox="0 0 2451 1851">
          <text:p/>
        </draw:connector>
        <draw:custom-shape draw:style-name="gr1" draw:text-style-name="P2" xml:id="id5" draw:id="id5" draw:layer="layout" svg:width="0.9cm" svg:height="0.9cm" svg:x="9.9cm" svg:y="4.7cm">
          <text:p text:style-name="P1"><text:span text:style-name="T1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7.9cm" svg:y1="5.15cm" svg:x2="9.9cm" svg:y2="5.15cm" draw:start-shape="id1" draw:start-glue-point="10" draw:end-shape="id5" draw:end-glue-point="6" svg:d="m7900 5150h502 997 501" svg:viewBox="0 0 2001 1">
          <text:p/>
        </draw:connector>
        <draw:connector draw:style-name="gr2" draw:text-style-name="P1" draw:layer="layout" draw:type="lines" svg:x1="10.35cm" svg:y1="5.6cm" svg:x2="10.35cm" svg:y2="7cm" draw:start-shape="id5" draw:start-glue-point="8" draw:end-shape="id4" svg:d="m10350 5600v502 397 501" svg:viewBox="0 0 1 1401">
          <text:p/>
        </draw:connector>
        <draw:connector draw:style-name="gr2" draw:text-style-name="P1" draw:layer="layout" draw:type="lines" svg:x1="10.35cm" svg:y1="3.5cm" svg:x2="10.35cm" svg:y2="4.7cm" draw:start-shape="id2" draw:start-glue-point="8" draw:end-shape="id5" draw:end-glue-point="4" svg:d="m10350 3500v502 197 501" svg:viewBox="0 0 1 1201">
          <text:p/>
        </draw:connector>
        <draw:connector draw:style-name="gr2" draw:text-style-name="P1" draw:layer="layout" draw:type="lines" svg:x1="10.8cm" svg:y1="5.15cm" svg:x2="12.7cm" svg:y2="5.15cm" draw:start-shape="id5" draw:start-glue-point="10" draw:end-shape="id3" draw:end-glue-point="6" svg:d="m10800 5150h502 897 501" svg:viewBox="0 0 1901 1">
          <text:p/>
        </draw:connector>
        <draw:frame draw:style-name="gr3" draw:text-style-name="P3" draw:layer="layout" svg:width="0.9cm" svg:height="0.7cm" svg:x="7.8cm" svg:y="3cm">
          <draw:text-box>
            <text:p><text:span text:style-name="T1">1</text:span></text:p>
          </draw:text-box>
        </draw:frame>
        <draw:frame draw:style-name="gr3" draw:text-style-name="P3" draw:layer="layout" svg:width="0.9cm" svg:height="0.7cm" svg:x="12.1cm" svg:y="3cm">
          <draw:text-box>
            <text:p><text:span text:style-name="T1">1</text:span></text:p>
          </draw:text-box>
        </draw:frame>
        <draw:frame draw:style-name="gr4" draw:text-style-name="P3" draw:layer="layout" svg:width="0.9cm" svg:height="1.7cm" svg:x="12.3cm" svg:y="6.6cm">
          <draw:text-box>
            <text:p><text:span text:style-name="T1">1</text:span></text:p>
          </draw:text-box>
        </draw:frame>
        <draw:frame draw:style-name="gr3" draw:text-style-name="P3" draw:layer="layout" svg:width="0.9cm" svg:height="0.7cm" svg:x="7.8cm" svg:y="6.8cm">
          <draw:text-box>
            <text:p><text:span text:style-name="T1">1</text:span></text:p>
          </draw:text-box>
        </draw:frame>
        <draw:frame draw:style-name="gr5" draw:text-style-name="P3" draw:layer="layout" svg:width="1.5cm" svg:height="0.645cm" svg:x="11.2cm" svg:y="4.4cm">
          <draw:text-box>
            <text:p><text:span text:style-name="T1">9999</text:span></text:p>
          </draw:text-box>
        </draw:frame>
        <draw:frame draw:style-name="gr5" draw:text-style-name="P3" draw:layer="layout" svg:width="1.5cm" svg:height="0.645cm" svg:x="9.2cm" svg:y="3.855cm">
          <draw:text-box>
            <text:p><text:span text:style-name="T1">9999</text:span></text:p>
          </draw:text-box>
        </draw:frame>
        <draw:frame draw:style-name="gr5" draw:text-style-name="P3" draw:layer="layout" svg:width="1.5cm" svg:height="0.645cm" svg:x="10.2cm" svg:y="5.9cm">
          <draw:text-box>
            <text:p><text:span text:style-name="T1">9999</text:span></text:p>
          </draw:text-box>
        </draw:frame>
        <draw:frame draw:style-name="gr5" draw:text-style-name="P3" draw:layer="layout" svg:width="1.5cm" svg:height="0.645cm" svg:x="8.2cm" svg:y="5.2cm">
          <draw:text-box>
            <text:p><text:span text:style-name="T1">999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8T22:01:42</dc:date>
    <dc:creator>Ignacio Niesz</dc:creator>
    <meta:editing-duration>P0D</meta:editing-duration>
    <meta:editing-cycles>6</meta:editing-cycles>
    <meta:generator>LibreOffice/3.5$Linux_X86_64 LibreOffice_project/350m1$Build-2</meta:generator>
    <meta:document-statistic meta:object-count="21"/>
  </office:meta>
</office:document-meta>
</file>